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35%"/>
    </style:style>
    <style:style style:name="P2" style:family="paragraph" style:parent-style-name="Standard">
      <style:paragraph-properties fo:line-height="135%"/>
      <style:text-properties fo:font-weight="bold" style:font-weight-asian="bold" style:font-weight-complex="bold"/>
    </style:style>
    <style:style style:name="P3" style:family="paragraph" style:parent-style-name="Standard">
      <style:paragraph-properties fo:margin-top="0cm" fo:margin-bottom="0.499cm"/>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4" style:family="paragraph" style:parent-style-name="Standard">
      <style:paragraph-properties fo:margin-top="0cm" fo:margin-bottom="0.499cm"/>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5" style:family="paragraph" style:parent-style-name="Standard">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6" style:family="paragraph" style:parent-style-name="Standard">
      <style:paragraph-properties fo:margin-top="0cm" fo:margin-bottom="0cm"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7" style:family="paragraph" style:parent-style-name="Standard">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8" style:family="paragraph" style:parent-style-name="Standard" style:list-style-name="L1">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9" style:family="paragraph" style:parent-style-name="Standard">
      <style:paragraph-properties fo:margin-left="0cm" fo:margin-right="0cm" fo:margin-top="0cm" fo:margin-bottom="0cm" fo:line-height="135%"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0" style:family="paragraph" style:parent-style-name="Text_20_body">
      <style:paragraph-properties fo:margin-top="0cm" fo:margin-bottom="0cm" fo:text-align="justify" style:justify-single-word="false" fo:background-color="transparent" style:writing-mode="lr-tb">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1" style:family="paragraph" style:parent-style-name="Text_20_body">
      <style:paragraph-properties fo:margin-top="0cm" fo:margin-bottom="0cm"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2" style:family="paragraph" style:parent-style-name="Text_20_body" style:list-style-name="L1">
      <style:paragraph-properties fo:margin-top="0cm" fo:margin-bottom="0cm"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3" style:family="paragraph" style:parent-style-name="Text_20_body" style:list-style-name="L1">
      <style:paragraph-properties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4" style:family="paragraph" style:parent-style-name="Text_20_body">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5" style:family="paragraph" style:parent-style-name="Text_20_body" style:list-style-name="L1">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6" style:family="paragraph" style:parent-style-name="Text_20_body" style:list-style-name="L1">
      <style:paragraph-properties fo:margin-left="-1.251cm" fo:margin-right="0cm" fo:margin-top="0cm" fo:margin-bottom="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17" style:family="paragraph" style:parent-style-name="Text_20_body" style:list-style-name="L1">
      <style:paragraph-properties fo:margin-left="-1.251cm" fo:margin-right="0cm" fo:margin-top="0cm" fo:margin-bottom="0cm" fo:text-indent="0cm" style:auto-text-indent="false" fo:background-color="transparent">
        <style:background-image/>
      </style:paragraph-properties>
    </style:style>
    <style:style style:name="P18" style:family="paragraph" style:parent-style-name="Text_20_body" style:list-style-name="L1">
      <style:paragraph-properties fo:margin-left="-1.251cm" fo:margin-right="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P19" style:family="paragraph" style:parent-style-name="Text_20_body" style:list-style-name="L1">
      <style:paragraph-properties fo:margin-left="-1.251cm" fo:margin-right="0cm" fo:text-indent="0cm" style:auto-text-indent="false" fo:background-color="transparent">
        <style:background-image/>
      </style:paragraph-properties>
      <style:text-properties fo:font-variant="normal" fo:text-transform="none" fo:color="#000000" style:text-line-through-style="none" style:font-name="Arial" fo:font-size="11.25pt" fo:font-style="normal" style:text-underline-style="none" fo:font-weight="bold" style:text-blinking="false" fo:background-color="transparent" style:font-weight-asian="bold" style:font-weight-complex="bold"/>
    </style:style>
    <style:style style:name="P20" style:family="paragraph" style:parent-style-name="Text_20_body" style:list-style-name="L1">
      <style:paragraph-properties fo:margin-left="-1.251cm" fo:margin-right="0cm" fo:text-indent="0cm" style:auto-text-indent="false" fo:background-color="transparent">
        <style:background-image/>
      </style:paragraph-properties>
    </style:style>
    <style:style style:name="T1" style:family="text">
      <style:text-properties fo:font-variant="normal" fo:text-transform="none" fo:color="#000000" style:text-line-through-style="none" style:font-name="Arial"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 fo:font-size="11.25pt" fo:font-style="normal" style:text-underline-style="none" style:text-blinking="false"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fo:font-style="itali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ol List:</text:p>
      <text:p text:style-name="P4">FFTW: </text:p>
      <text:p text:style-name="P3">A Fast fourier library. This library is considered as the fastest collection of FFT functions. it's built in many stages. First, a part of FFT algorithms have been decomposed into computing unit called codelets during conception of this library. Codelets are specialized to compute data for fixed size. Next, a Caml program is used to produce an optimized C code for these codelets. This generator of codelet  uses many optimization strategies (constant folding, algebraic identities, loop unrolling). The aim for computing a FFT is to select and to schedule at runtime codelets thru runtime structures called planner. During the installation of the library, many composition of codelets are tried for planner, and the fastest are selected for this plateform. Next, at runtime we instanciate a planner for doing a FFT of a specific size. Finally, we use the planner with the current data to treat.</text:p>
      <text:p text:style-name="P10"/>
      <text:p text:style-name="P5">[1]</text:p>
      <text:p text:style-name="P1">M. Frigo et S. G. Johnson, « FFTW: An adaptive software architecture for the FFT », in <text:span text:style-name="T4">IEEE International Conference on Acoustics Speech and Signal Processing</text:span>, 1998, vol. 3.</text:p>
      <text:p text:style-name="P1"><text:span text:style-name="T1"/></text:p>
      <text:p text:style-name="P2"><text:span text:style-name="T2">SPIRAL: </text:span></text:p>
      <text:p text:style-name="P1"><text:span text:style-name="T1"/></text:p>
      <text:p text:style-name="P1"><text:span text:style-name="T1">Digital Signal Processing library.  SPIRAL contains several DSP transformation functions. In the same way of FFTW and for performance reasons, SPIRAL is partially generated thru an external language. In fact a Domain Specific Language (DSL) was created to write formula of transform algorithms in such a way that it would be easier to optimize it. So SPL (Signal Processing Language) was designed to express these formulas and to retain information (vectorization, parallelism) to translate formulas into efficient code. The SPL compiler produces an efficient C (or fortran) code by performing high and low level optimizations. High level optimizations are done at the formulas level such as use of vector or threading intrinsics (block parallelization). Low level optimizations are done at the C (or fortran) level such as array scalarization, algebraic simplification, constant and copy propagation, common sub-expression, loop unrolling and dead code elimination. Finally, SPIRAL automates the optimization and tuning process. It combine different algorithms to find the best variant for a given transform size. For this, it compiles and runs  the generated code for each variant and use execution feedback to adapt select the best variant. All this work is done during the stage of code source creation for the library.</text:span></text:p>
      <text:p text:style-name="P14"/>
      <text:p text:style-name="P7">[1]</text:p>
      <text:p text:style-name="P1">B. B. Fraguela, Y. Voronenko, et M. P\üschel, « Automatic tuning of discrete fourier transforms driven by analytical modeling », in <text:span text:style-name="T4">2009 18th International Conference on Parallel Architectures and Compilation Techniques</text:span>, 2009, p. 271–280.</text:p>
      <text:p text:style-name="P7">[2]</text:p>
      <text:p text:style-name="P1">M. Püschel, F. Franchetti, et Y. Voronenko, « Department of Electrical and Computer Engineering Carnegie Mellon University Pittsburgh, PA USA : SPIRAL ».</text:p>
      <text:p text:style-name="P14"/>
      <text:p text:style-name="P14"/>
      <text:list xml:id="list1271635863" text:style-name="L1">
        <text:list-header>
          <text:p text:style-name="P16">HPBCG: </text:p>
          <text:p text:style-name="P15"><text:soft-page-break/></text:p>
          <text:p text:style-name="P15">High Performance Binary code generator. Like CCG his predecessor, HP BCG is a dynamic code generator. Briefely defined, a dynamic code generator is a way to produce block of native code instructions at runtime and run it later in the program lifetime. This allow to create a specialized function on certain parameter of the program only known at runtime, for instance after a configuration phase and before core processing; and so eliminate some dead code, reduce the arity of functions, unroll loops, used correct vector instructions depending of vector size. HPBCG is low level oriented and allow to write code generator directly in assembly in a C file for the following plateforms : Cell, Itanium, power4. In fact, the code generators are translated into macro calls by an external tool that preprocesses the code. So this stage is done before the classical compilation. At runtime, macro calls construct the native code buffer with runtime values. The buffer could be used as a function later during the program lifetime.</text:p>
        </text:list-header>
      </text:list>
      <text:p text:style-name="P11"/>
      <text:p text:style-name="P6">[1]</text:p>
      <text:p text:style-name="P1">Henri-Pierre Charles and Khawar Sajjad. Hpbcg high performance bi-</text:p>
      <text:p text:style-name="P1">nary code generator. http://hpbcg.org/, 2009.</text:p>
      <text:p text:style-name="P11"/>
      <text:p text:style-name="P11"/>
      <text:list xml:id="list270894862" text:continue-numbering="true" text:style-name="L1">
        <text:list-header>
          <text:p text:style-name="P16">Gcc: </text:p>
          <text:p text:style-name="P15"/>
          <text:p text:style-name="P15">C/C++ (and more) compiler. It could be weird to include a classical compiler into our sets but a compiler is also a code generator. So our typology is not just for tools, but are more general. Another remark, it's that the classical compilation of C is not just done by one big tool. The classical C compilation is divide in 4 stages: C pre-processing, C compilation to assembler, assembly, link.</text:p>
        </text:list-header>
      </text:list>
      <text:p text:style-name="P14"/>
      <text:p text:style-name="P6">[1]</text:p>
      <text:p text:style-name="P9">http://gcc.gnu.org</text:p>
      <text:list xml:id="list122591927" text:continue-numbering="true" text:style-name="L1">
        <text:list-header>
          <text:p text:style-name="P13"/>
          <text:p text:style-name="P19">clang/llvm: </text:p>
          <text:p text:style-name="P18"/>
          <text:p text:style-name="P20"><text:span text:style-name="T1">a modular frontend (clang) and a backend for create compiler(llvm).</text:span><text:span text:style-name="T3"> </text:span><text:span text:style-name="T1">If we include the most known compiler we could compare it with is best competitor. LVM is a backend for compilation. LLVM is a collection of C++ library which provide all usefull functions to create low-level instructions, create passes for optimize code, produce native instructions for many targets. CLang is a C familly languages frontend (C, C++, ObjectiveC) and is also a C++ library. The communication between Clang and LLVM is done thru a standardized and common Intermediate Representation of  low-level instructions encoded as a bytecode or used as C++ API.</text:span></text:p>
        </text:list-header>
      </text:list>
      <text:p text:style-name="P6"/>
      <text:p text:style-name="P6">[1]</text:p>
      <text:p text:style-name="P9">http://www.llvm.org</text:p>
      <text:p text:style-name="P6"/>
      <text:list xml:id="list1961845488" text:continue-numbering="true" text:style-name="L1">
        <text:list-header>
          <text:p text:style-name="P16">Mesa: </text:p>
          <text:p text:style-name="P15"/>
          <text:p text:style-name="P15">A 3d library. Unlike FFTW and SPIRAL using external code generators to produce efficient C code, Mesa use wisely the CPP (C preprocessor) to acheive this goal. A bunch of basic functions are in fact template based macros in C or in assembler and during the compilation, the informations of the targetted plateform are used to select and compose the final code translated into native code. Thru this technic, handcrafted and optimized functions using correct vector instructions, loop unrolling with fixed size factor are written. However, write such functions has been an effort for the developers and remains tough to maintain.</text:p>
          <text:p text:style-name="P15"/>
        </text:list-header>
      </text:list>
      <text:p text:style-name="P6"><text:soft-page-break/>[1]</text:p>
      <text:p text:style-name="P9">http://www.mesa3d.org</text:p>
      <text:list xml:id="list1435938767" text:continue-numbering="true" text:style-name="L1">
        <text:list-header>
          <text:p text:style-name="P12"/>
          <text:p text:style-name="P16">VPU: </text:p>
          <text:p text:style-name="P15"/>
          <text:p text:style-name="P15">Fast, architecture neutral dynamic code generator. Unlike hpbcg, VPU is not low level oriented but allows to write code generators with a set of mnemonic of a stack based virtual machine instead of a real ISA (Instruction Set Architecture). We don't need an external tool, use of mnemonic are done thru a C API. Each function constructs LIR node (Low-level Intermediate Representation) for this virtual machine. Native code is emit when the function 'compile' is called. Some type checking and  peephole optimization are done during compilation. VPU doesn't support vector instructions but it allow to use code generator in a portable way.</text:p>
        </text:list-header>
      </text:list>
      <text:p text:style-name="P7"><text:tab/></text:p>
      <text:p text:style-name="P7"><text:tab/>[1]</text:p>
      <text:p text:style-name="P1">I. Piumarta, « The virtual processor: Fast, architecture-neutral dynamic code generation », in <text:span text:style-name="T4">2004 USENIX Java Virtual Machine Symposium</text:span>, 2004, vol. 150.</text:p>
      <text:p text:style-name="P14"/>
      <text:list xml:id="list703822153" text:continue-numbering="true" text:style-name="L1">
        <text:list-header>
          <text:p text:style-name="P12"/>
          <text:p text:style-name="P16">Nanojit: </text:p>
          <text:p text:style-name="P15"/>
          <text:p text:style-name="P15">A C++ library that allow to emits machine code. Like VPU, nanojit is a dynamic code generator written in  C++. It provides usefull functions to build an LIR. It's also stack based. However, it provides less optimization than VPU, and codes are quickly generated .</text:p>
          <text:p text:style-name="P12"/>
          <text:p text:style-name="P8">[1]</text:p>
          <text:p text:style-name="P17">https://developer.mozilla.org/En/Nanojit</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el Auroux</meta:initial-creator>
    <meta:creation-date>2012-02-07T08:50:59</meta:creation-date>
    <dc:date>2012-02-07T09:19:50</dc:date>
    <dc:creator>Lionel Auroux</dc:creator>
    <meta:editing-duration>PT28M52S</meta:editing-duration>
    <meta:editing-cycles>18</meta:editing-cycles>
    <meta:generator>LibreOffice/3.4$Linux LibreOffice_project/340m1$Build-402</meta:generator>
    <meta:document-statistic meta:table-count="0" meta:image-count="0" meta:object-count="0" meta:page-count="3" meta:paragraph-count="37" meta:word-count="1094" meta:character-count="6846" meta:non-whitespace-character-count="5785"/>
  </office:meta>
</office:document-meta>
</file>